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9cm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55cm" fo:min-width="5.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7.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3.25cm" fo:min-width="7.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7.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7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style:font-name="Source Code Pro1" fo:font-size="24pt" style:font-size-asian="24pt" style:font-size-complex="24pt"/>
    </style:style>
    <style:style style:name="P4" style:family="paragraph">
      <loext:graphic-properties draw:fill="none"/>
      <style:paragraph-properties fo:text-align="center"/>
      <style:text-properties style:font-name="DejaVu Serif"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style:font-name="Source Code Pro1" fo:font-size="18pt" style:font-size-asian="18pt" style:font-size-complex="18pt"/>
    </style:style>
    <style:style style:name="P7" style:family="paragraph">
      <loext:graphic-properties draw:fill="none" draw:fill-color="#729fcf"/>
      <style:paragraph-properties fo:text-align="start"/>
      <style:text-properties style:font-name="Source Code Pro1" fo:font-size="24pt" style:font-size-asian="24pt" style:font-size-complex="24pt"/>
    </style:style>
    <style:style style:name="P8" style:family="paragraph">
      <loext:graphic-properties draw:fill="none"/>
      <style:paragraph-properties fo:text-align="start"/>
      <style:text-properties style:font-name="DejaVu Serif" fo:font-size="12pt" style:font-size-asian="12pt" style:font-size-complex="12pt"/>
    </style:style>
    <style:style style:name="T1" style:family="text">
      <style:text-properties style:font-name="Source Code Pro1" fo:font-size="24pt" style:font-size-asian="24pt" style:font-size-complex="24pt"/>
    </style:style>
    <style:style style:name="T2" style:family="text">
      <style:text-properties style:font-name="DejaVu Serif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ource Code Pro1" fo:font-size="18pt" style:font-size-asian="18pt" style:font-size-complex="18pt"/>
    </style:style>
    <style:style style:name="T5" style:family="text">
      <style:text-properties style:font-name="Source Code Pro1" fo:font-size="15pt" style:font-size-asian="15pt" style:font-size-complex="15pt"/>
    </style:style>
    <style:style style:name="T6" style:family="text">
      <style:text-properties style:font-name="Source Code Pro1" fo:font-size="14pt" style:font-size-asian="14pt" style:font-size-complex="14pt"/>
    </style:style>
    <style:style style:name="T7" style:family="text">
      <style:text-properties style:font-name="Source Code Pro1" fo:font-size="12pt" style:font-size-asian="12pt" style:font-size-complex="12pt"/>
    </style:style>
    <style:style style:name="T8" style:family="text">
      <style:text-properties style:font-name="Source Code Pro1" fo:font-size="11pt" style:font-size-asian="11pt" style:font-size-complex="11pt"/>
    </style:style>
    <style:style style:name="T9" style:family="text">
      <style:text-properties style:font-name="Source Code Pro1" fo:font-size="13pt" style:font-size-asian="13pt" style:font-size-complex="13pt"/>
    </style:style>
    <style:style style:name="T10" style:family="text">
      <style:text-properties style:font-name="Source Code Pro1" fo:font-size="10.5pt" style:font-size-asian="10.5pt" style:font-size-complex="10.5pt"/>
    </style:style>
    <style:style style:name="T11" style:family="text">
      <style:text-properties style:font-name="Source Code Pro1" fo:font-size="10pt" style:font-size-asian="10pt" style:font-size-complex="1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Source Code Pr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eerseite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3.2cm">
          <text:p text:style-name="P2"><text:span text:style-name="T1">l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3.2cm">
          <text:p text:style-name="P2"><text:span text:style-name="T1">va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0.4cm">
          <text:p text:style-name="P2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0.4cm">
          <text:p text:style-name="P2"><text:span text:style-name="T1">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7.3cm">
          <text:p text:style-name="P2"><text:span text:style-name="T1">else 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7.3cm">
          <text:p text:style-name="P2"><text:span text:style-name="T1">els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24.5cm">
          <text:p text:style-name="P2"><text:span text:style-name="T1">==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24.5cm">
          <text:p text:style-name="P2"><text:span text:style-name="T1">=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8cm" svg:height="1.8cm" svg:x="11.3cm" svg:y="3.5cm">
            <text:p text:style-name="P2"><text:span text:style-name="T2">Initialisiert eine Variabl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.7cm">
            <text:p text:style-name="P2"><text:span text:style-name="T3">let</text:span> something be a variable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5.3cm">
            <text:p text:style-name="P5"><text:span text:style-name="T4">let a = 1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3.5cm">
            <text:p text:style-name="P2"><text:span text:style-name="T2">Initialisiert eine Variabl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.7cm">
            <text:p text:style-name="P2"><text:span text:style-name="T3">var</text:span>iable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5.3cm">
            <text:p text:style-name="P5"><text:span text:style-name="T4">var a = 1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0.6cm">
            <text:p text:style-name="P2"><text:span text:style-name="T2">Beendet den aktuellen Befeh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8.8cm">
            <text:p text:style-name="P2">Abschluss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2.4cm">
            <text:p text:style-name="P5"><text:span text:style-name="T4">let a = 1;</text:span></text:p>
            <text:p text:style-name="P5"><text:span text:style-name="T4">a = a + 1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0.6cm">
            <text:p text:style-name="P2"><text:span text:style-name="T2">Wenn eine Bedingung zutrifft, </text:span><text:span text:style-name="T2"><text:line-break/></text:span><text:span text:style-name="T2">dann 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8.8cm">
            <text:p text:style-name="P2">Wenn <text:line-break/>(engl. <text:span text:style-name="T3">if</text:span>)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2.4cm">
            <text:p text:style-name="P5"><text:span text:style-name="T5">if (a == 1) { … }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7.6cm">
            <text:p text:style-name="P2"><text:span text:style-name="T2">Wenn eine alternative Bedingung</text:span><text:span text:style-name="T2"><text:line-break/></text:span><text:span text:style-name="T2">zutrifft, dann 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5.8cm">
            <text:p text:style-name="P2">Andernfalls, wenn<text:line-break/>(engl. <text:span text:style-name="T3">else if</text:span>)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9.4cm">
            <text:p text:style-name="P5"><text:span text:style-name="T5">else if (a == 2) { … }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7.6cm">
            <text:p text:style-name="P2"><text:span text:style-name="T2">Wenn die Hauptbedingung und </text:span><text:span text:style-name="T2"><text:line-break/></text:span><text:span text:style-name="T2">keine Alternativbedingung zutrifft, </text:span></text:p>
            <text:p text:style-name="P2"><text:span text:style-name="T2">dann 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5.8cm">
            <text:p text:style-name="P2">Andernfalls <text:line-break/>(engl. <text:span text:style-name="T3">else</text:span>)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9.4cm">
            <text:p text:style-name="P5"><text:span text:style-name="T4">else { … }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24.7cm">
            <text:p text:style-name="P2"><text:span text:style-name="T2">Vergleicht zwei Werte miteinand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22.9cm">
            <text:p text:style-name="P2">Doppelt Gleich (==) ist<text:line-break/> ein Vergleich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26.5cm">
            <text:p text:style-name="P5"><text:span text:style-name="T4">if (a == 1) { … }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24.7cm">
            <text:p text:style-name="P2"><text:span text:style-name="T2">Definiert den Wert einer</text:span><text:span text:style-name="T2"><text:line-break/></text:span><text:span text:style-name="T2">Variabl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22.9cm">
            <text:p text:style-name="P2">Einmal Gleich (=) definiert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26.5cm">
            <text:p text:style-name="P5"><text:span text:style-name="T4">let a = 1;</text:span></text:p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3.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3.2cm">
          <text:p text:style-name="P2"><text:span text:style-name="T1">true, fals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0.4cm">
          <text:p text:style-name="P2"><text:span text:style-name="T1">0.12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0.4cm">
          <text:p text:style-name="P2"><text:span text:style-name="T1">[]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7.3cm">
          <text:p text:style-name="P2"><text:span text:style-name="T1">{ }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7.3cm">
          <text:p text:style-name="P2"><text:span text:style-name="T1">$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24.5cm">
          <text:p text:style-name="P2"><text:span text:style-name="T6">$("button").text()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24.5cm">
          <text:p text:style-name="P2"><text:span text:style-name="T7">$("button").text("hi");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8cm" svg:height="1.8cm" svg:x="11.3cm" svg:y="3.5cm">
            <text:p text:style-name="P2"><text:span text:style-name="T2">Ein Ganzzahlen-Wer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.7cm">
            <text:p text:style-name="P2">Integer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5.3cm">
            <text:p text:style-name="P5"><text:span text:style-name="T4">let a = 3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3.5cm">
            <text:p text:style-name="P2"><text:span text:style-name="T2">Ein binärer Wert. Entweder</text:span><text:span text:style-name="T2"><text:line-break/></text:span><text:span text:style-name="T2">wahr oder fals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.7cm">
            <text:p text:style-name="P2">Boolean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5.3cm">
            <text:p text:style-name="P5"><text:span text:style-name="T8">let a = true;</text:span></text:p>
            <text:p text:style-name="P5"><text:span text:style-name="T8">if (a == false) { … }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0.6cm">
            <text:p text:style-name="P2"><text:span text:style-name="T2">Ein Fließkommazahlen-Wer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8.8cm">
            <text:p text:style-name="P2">Float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2.4cm">
            <text:p text:style-name="P5"><text:span text:style-name="T4">let a = 0.123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0.6cm">
            <text:p text:style-name="P2"><text:span text:style-name="T2">Eine Liste von Werte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8.8cm">
            <text:p text:style-name="P2">Liste / Array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2.4cm">
            <text:p text:style-name="P5"><text:span text:style-name="T4">var a = [1, 2, 3]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7.6cm">
            <text:p text:style-name="P2"><text:span text:style-name="T2">Ein Datenobjekt nach dem</text:span><text:span text:style-name="T2"><text:line-break/></text:span><text:span text:style-name="T2">Key-Value-Prinzip (wie JSON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5.8cm">
            <text:p text:style-name="P2">Objekt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9.4cm">
            <text:p text:style-name="P5"><text:span text:style-name="T4">var a = {a:1, b:2}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7.6cm">
            <text:p text:style-name="P2"><text:span text:style-name="T2">$ ist eine Abkürzung für jQuer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5.8cm">
            <text:p text:style-name="P2">jquery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9.4cm">
            <text:p text:style-name="P5"><text:span text:style-name="T4">$("button").text()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24.7cm">
            <text:p text:style-name="P2"><text:span text:style-name="T2">Springe zum button-Element und</text:span><text:span text:style-name="T2"><text:line-break/></text:span><text:span text:style-name="T2">lese den Inhalt a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22.9cm">
            <text:p text:style-name="P2">Hole <text:span text:style-name="T3">Text</text:span> vom <text:span text:style-name="T3">Butt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26.5cm">
            <text:p text:style-name="P5"><text:span text:style-name="T9">let btnTxt = </text:span><text:span text:style-name="T10">$("button").text()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24.7cm">
            <text:p text:style-name="P2"><text:span text:style-name="T2">Springe zum button-Element und</text:span><text:span text:style-name="T2"><text:line-break/></text:span><text:span text:style-name="T2">schreibe den Inhalt in den Klammern</text:span><text:span text:style-name="T2"><text:line-break/></text:span><text:span text:style-name="T2">ins Elemen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22.9cm">
            <text:p text:style-name="P2">Ändere <text:span text:style-name="T3">Text</text:span> vom <text:span text:style-name="T3">Butt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26.5cm">
            <text:p text:style-name="P5"><text:span text:style-name="T7">$("button").text("hi");</text:span></text:p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3.2cm">
          <text:p text:style-name="P2"><text:span text:style-name="T1">let i = 1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3.2cm">
          <text:p text:style-name="P2"><text:span text:style-name="T5">if (i == 3) { ... }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0.4cm">
          <text:p text:style-name="P2"><text:span text:style-name="T1">i = i + 1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0.4cm">
          <text:p text:style-name="P2"><text:span text:style-name="T1">&lt;script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6.1cm" svg:height="1.8cm" svg:x="2.8cm" svg:y="17.3cm">
          <text:p text:style-name="P5"><text:span text:style-name="T11">$("button")</text:span></text:p>
          <text:p text:style-name="P5"><text:span text:style-name="T11"><text:s text:c="2"/></text:span><text:span text:style-name="T11">.on("click", </text:span><text:span text:style-name="T11"><text:line-break/></text:span><text:span text:style-name="T11"> <text:s text:c="3"/>function() { ... })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7.3cm">
          <text:p text:style-name="P2"><text:span text:style-name="T9">console.log("Hallo")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24.5cm">
          <text:p text:style-name="P2"><text:span text:style-name="T4">alert("Popup")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24.5cm">
          <text:p text:style-name="P2"><text:span text:style-name="T6">&lt;, &gt;, &lt;=, &gt;=, ==, !=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8cm" svg:height="1.8cm" svg:x="11.3cm" svg:y="3.5cm">
            <text:p text:style-name="P2"><text:span text:style-name="T2">Definiert eine neue Variable „i“</text:span><text:span text:style-name="T2"><text:line-break/></text:span><text:span text:style-name="T2">und weist den Wert 1 zu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.7cm">
            <text:p text:style-name="P2">Lasse i eins sein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5.3cm">
            <text:p text:style-name="P5"><text:span text:style-name="T1">let i = 1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3.5cm">
            <text:p text:style-name="P2"><text:span text:style-name="T2">Überprüft, ob der Wert von i genau</text:span><text:span text:style-name="T2"><text:line-break/></text:span><text:span text:style-name="T2">3 ist. Falls ja, führe den Code in { }</text:span><text:span text:style-name="T2"><text:line-break/></text:span><text:span text:style-name="T2">aus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.7cm">
            <text:p text:style-name="P2">Wenn der Wert von i <text:line-break/>gleich 3 ist, dann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5.3cm">
            <text:p text:style-name="P5"><text:span text:style-name="T5">if (i == 3) { ... }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0.6cm">
            <text:p text:style-name="P2"><text:span text:style-name="T2">Definiert den Wert von i neu. </text:span><text:span text:style-name="T2"><text:line-break/></text:span><text:span text:style-name="T2">Der neue Wert ist der aktuelle Wert</text:span><text:span text:style-name="T2"><text:line-break/></text:span><text:span text:style-name="T2">von i um 1 addiert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8.8cm">
            <text:p text:style-name="P2"><text:span text:style-name="T12">Überschreibe die Variable „i“ </text:span><text:span text:style-name="T12"><text:line-break/></text:span><text:span text:style-name="T12">durch i + 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2.4cm">
            <text:p text:style-name="P5"><text:span text:style-name="T1">i = i + 1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0.6cm">
            <text:p text:style-name="P2"><text:span text:style-name="T2">JavaScript im HTML-Code schreiben</text:span><text:span text:style-name="T2"><text:line-break/></text:span><text:span text:style-name="T2">oder JS-Datei einbinde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8.8cm">
            <text:p text:style-name="P2">Script-Tag in HTML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2.4cm">
            <text:p text:style-name="P5"><text:span text:style-name="T5">&lt;script src="js/my.js"&gt;</text:span><text:span text:style-name="T5"><text:line-break/></text:span><text:span text:style-name="T5">&lt;/script&gt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17.6cm">
            <text:p text:style-name="P2"><text:span text:style-name="T2">Bei einem Klick auf das button-</text:span><text:span text:style-name="T2"><text:line-break/></text:span><text:span text:style-name="T2">Element, führe den Code in { } a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15.8cm">
            <text:p text:style-name="P2">Bei <text:span text:style-name="T3">Klick</text:span> auf Button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19.4cm">
            <text:p text:style-name="P5"><text:span text:style-name="T11">$("button")</text:span></text:p>
            <text:p text:style-name="P5"><text:span text:style-name="T11"><text:s text:c="2"/></text:span><text:span text:style-name="T11">.on("click", </text:span><text:span text:style-name="T11"><text:line-break/></text:span><text:span text:style-name="T11"> <text:s text:c="3"/>function() { ... })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.7cm" svg:y="17.6cm">
            <text:p text:style-name="P2"><text:span text:style-name="T2">Schreibe den Inhalt in () in die</text:span><text:span text:style-name="T2"><text:line-break/></text:span><text:span text:style-name="T2">Browser-Konsole (Developer-Tools,</text:span><text:span text:style-name="T2"><text:line-break/></text:span><text:span text:style-name="T2">F12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.7cm" svg:y="15.8cm">
            <text:p text:style-name="P2">Logge in die Konsole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.7cm" svg:y="19.4cm">
            <text:p text:style-name="P5"><text:span text:style-name="T9">console.log("Hallo")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cm" svg:height="1.8cm" svg:x="11.3cm" svg:y="24.7cm">
            <text:p text:style-name="P2"><text:span text:style-name="T2">Öffne ein Popup mit der </text:span></text:p>
            <text:p text:style-name="P2"><text:span text:style-name="T2">Nachrichtin (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8cm" svg:height="1.8cm" svg:x="11.3cm" svg:y="22.9cm">
            <text:p text:style-name="P2">Schlage <text:span text:style-name="T3">Alar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8cm" svg:height="1.8cm" svg:x="11.3cm" svg:y="26.5cm">
            <text:p text:style-name="P5"><text:span text:style-name="T4">$ rm -r Ordner/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8" draw:layer="layout" svg:width="8cm" svg:height="3.5cm" svg:x="1.7cm" svg:y="23.9cm">
            <text:list text:style-name="L1">
              <text:list-item>
                <text:p text:style-name="P5"><text:span text:style-name="T2">&lt; Kleiner als</text:span></text:p>
              </text:list-item>
              <text:list-item>
                <text:p text:style-name="P5"><text:span text:style-name="T2">&gt; Größer als</text:span></text:p>
              </text:list-item>
              <text:list-item>
                <text:p text:style-name="P5"><text:span text:style-name="T2">&lt;= Kleiner gleich wie</text:span></text:p>
              </text:list-item>
              <text:list-item>
                <text:p text:style-name="P5"><text:span text:style-name="T2">&gt;= Größer oder gleich wie</text:span></text:p>
              </text:list-item>
              <text:list-item>
                <text:p text:style-name="P5"><text:span text:style-name="T2">== Genau gleich</text:span></text:p>
              </text:list-item>
              <text:list-item>
                <text:p text:style-name="P5"><text:span text:style-name="T2">!= ungleich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8cm" svg:height="1cm" svg:x="1.7cm" svg:y="22.9cm">
            <text:p text:style-name="P2">Komparatoren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8cm" svg:height="0.9cm" svg:x="1.7cm" svg:y="27.4cm">
            <text:p text:style-name="P5"><text:span text:style-name="T13">if (a &gt;= 3) { … 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19:54:51.932547468</meta:creation-date>
    <dc:date>2016-06-07T17:48:40.614529221</dc:date>
    <meta:editing-duration>PT1H19M24S</meta:editing-duration>
    <meta:editing-cycles>13</meta:editing-cycles>
    <meta:generator>LibreOffice/5.1.3.2$Linux_X86_64 LibreOffice_project/10m0$Build-2</meta:generator>
    <meta:print-date>2016-06-14T23:01:10.934226585</meta:print-date>
    <meta:document-statistic meta:object-count="168"/>
  </office:meta>
</office:document-meta>
</file>